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b4c7dc" draw:textarea-horizontal-align="justify" draw:textarea-vertical-align="middle" draw:auto-grow-height="false" fo:min-height="1.466cm" fo:min-width="4.216cm"/>
      <style:paragraph-properties style:writing-mode="lr-tb"/>
    </style:style>
    <style:style style:name="gr2" style:family="graphic" style:parent-style-name="standard">
      <style:graphic-properties draw:fill="solid" draw:fill-color="#afd095" draw:textarea-horizontal-align="justify" draw:textarea-vertical-align="middle" draw:auto-grow-height="false" fo:min-height="1.466cm" fo:min-width="4.316cm"/>
      <style:paragraph-properties style:writing-mode="lr-tb"/>
    </style:style>
    <style:style style:name="gr3" style:family="graphic" style:parent-style-name="standard">
      <style:graphic-properties draw:marker-start="" draw:fill="solid" draw:fill-color="#ffb66c" draw:textarea-horizontal-align="justify" draw:textarea-vertical-align="middle" draw:auto-grow-height="false" fo:min-height="1.466cm" fo:min-width="4.316cm" draw:shadow="hidden"/>
    </style:style>
    <style:style style:name="gr4" style:family="graphic" style:parent-style-name="standard">
      <style:graphic-properties draw:stroke="none" draw:marker-start="" draw:fill="solid" draw:fill-color="#000000" draw:textarea-horizontal-align="justify" draw:textarea-vertical-align="middle" draw:auto-grow-height="false" fo:min-height="1.466cm" fo:min-width="4.316cm" draw:shadow="hidden"/>
      <style:paragraph-properties style:writing-mode="lr-tb"/>
    </style:style>
    <style:style style:name="gr5" style:family="graphic" style:parent-style-name="standard">
      <style:graphic-properties draw:fill="solid" draw:fill-color="#b4c7dc" draw:textarea-horizontal-align="justify" draw:textarea-vertical-align="middle" draw:auto-grow-height="false" fo:min-height="1.466cm" fo:min-width="3.316cm"/>
      <style:paragraph-properties style:writing-mode="lr-tb"/>
    </style:style>
    <style:style style:name="gr6" style:family="graphic" style:parent-style-name="standard">
      <style:graphic-properties draw:fill="solid" draw:fill-color="#ffb66c" draw:textarea-horizontal-align="justify" draw:textarea-vertical-align="middle" draw:auto-grow-height="false" fo:min-height="1.466cm" fo:min-width="3.316cm"/>
      <style:paragraph-properties style:writing-mode="lr-tb"/>
    </style:style>
    <style:style style:name="gr7" style:family="graphic" style:parent-style-name="standard">
      <style:graphic-properties draw:fill="solid" draw:fill-color="#780373" draw:textarea-horizontal-align="justify" draw:textarea-vertical-align="middle" draw:auto-grow-height="false" fo:min-height="1.466cm" fo:min-width="4.216cm"/>
      <style:paragraph-properties style:writing-mode="lr-tb"/>
    </style:style>
    <style:style style:name="gr8" style:family="graphic" style:parent-style-name="standard">
      <style:graphic-properties draw:fill="solid" draw:fill-color="#780373" draw:textarea-horizontal-align="justify" draw:textarea-vertical-align="middle" draw:auto-grow-height="false" fo:min-height="1.466cm" fo:min-width="4.316cm"/>
      <style:paragraph-properties style:writing-mode="lr-tb"/>
    </style:style>
    <style:style style:name="gr9" style:family="graphic" style:parent-style-name="objectwithoutfill">
      <style:graphic-properties svg:stroke-width="0.1cm" draw:marker-start-width="0.35cm" draw:marker-end="Arrow" draw:marker-end-width="0.45cm" draw:fill="solid" draw:fill-color="#f7d1d5" draw:textarea-vertical-align="middle" fo:padding-top="0.175cm" fo:padding-bottom="0.175cm" fo:padding-left="0.3cm" fo:padding-right="0.3cm"/>
    </style:style>
    <style:style style:name="gr10" style:family="graphic" style:parent-style-name="objectwithoutfill">
      <style:graphic-properties svg:stroke-width="0.1cm" draw:marker-start-width="0.35cm" draw:marker-end="Arrow" draw:marker-end-width="0.45cm" draw:fill="solid" draw:fill-color="#b4c7dc" draw:textarea-vertical-align="middle" fo:padding-top="0.175cm" fo:padding-bottom="0.175cm" fo:padding-left="0.3cm" fo:padding-right="0.3cm"/>
    </style:style>
    <style:style style:name="gr11" style:family="graphic" style:parent-style-name="objectwithoutfill">
      <style:graphic-properties svg:stroke-width="0.1cm" svg:stroke-color="#ff860d" draw:marker-start-width="0.35cm" draw:marker-end="Arrow" draw:marker-end-width="0.45cm" draw:fill="solid" draw:fill-color="#e8a202" draw:textarea-vertical-align="middle" fo:padding-top="0.175cm" fo:padding-bottom="0.175cm" fo:padding-left="0.3cm" fo:padding-right="0.3cm"/>
    </style:style>
    <style:style style:name="gr12" style:family="graphic" style:parent-style-name="objectwithoutfill">
      <style:graphic-properties svg:stroke-width="0.1cm" svg:stroke-color="#ff972f" draw:marker-start-width="0.35cm" draw:marker-end="Arrow" draw:marker-end-width="0.45cm" draw:fill="solid" draw:fill-color="#ffb66c" draw:textarea-vertical-align="middle" fo:padding-top="0.175cm" fo:padding-bottom="0.175cm" fo:padding-left="0.3cm" fo:padding-right="0.3cm"/>
    </style:style>
    <style:style style:name="gr13" style:family="graphic" style:parent-style-name="objectwithoutfill">
      <style:graphic-properties svg:stroke-width="0.1cm" svg:stroke-color="#3faf46" draw:marker-start-width="0.35cm" draw:marker-end="Arrow" draw:marker-end-width="0.45cm" draw:fill="solid" draw:fill-color="#ffb66c" draw:textarea-vertical-align="middle" fo:padding-top="0.175cm" fo:padding-bottom="0.175cm" fo:padding-left="0.3cm" fo:padding-right="0.3cm"/>
    </style:style>
    <style:style style:name="gr14" style:family="graphic" style:parent-style-name="objectwithoutfill">
      <style:graphic-properties svg:stroke-width="0.1cm" draw:marker-start-width="0.35cm" draw:marker-end="Arrow" draw:marker-end-width="0.45cm" draw:fill="solid" draw:fill-color="#ffb66c" draw:textarea-vertical-align="middle" fo:padding-top="0.175cm" fo:padding-bottom="0.175cm" fo:padding-left="0.3cm" fo:padding-right="0.3cm"/>
    </style:style>
    <style:style style:name="gr15" style:family="graphic" style:parent-style-name="objectwithoutfill">
      <style:graphic-properties svg:stroke-width="0.1cm" svg:stroke-color="#ff860d" draw:marker-start-width="0.35cm" draw:marker-end="Arrow" draw:marker-end-width="0.45cm" draw:fill="solid" draw:fill-color="#ffb66c" draw:textarea-vertical-align="middle" fo:padding-top="0.175cm" fo:padding-bottom="0.175cm" fo:padding-left="0.3cm" fo:padding-right="0.3cm"/>
    </style:style>
    <style:style style:name="gr16" style:family="graphic" style:parent-style-name="objectwithoutfill">
      <style:graphic-properties svg:stroke-width="0.1cm" svg:stroke-color="#8d1d75" draw:marker-start-width="0.35cm" draw:marker-end="Arrow" draw:marker-end-width="0.45cm" draw:fill="solid" draw:fill-color="#ffb66c"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fo:min-height="1.75cm"/>
      <style:paragraph-properties style:writing-mode="lr-tb"/>
    </style:style>
    <style:style style:name="P1" style:family="paragraph">
      <style:paragraph-properties fo:text-align="center"/>
      <style:text-properties fo:font-size="12pt" style:font-size-asian="14pt" style:font-size-complex="14pt"/>
    </style:style>
    <style:style style:name="P2" style:family="paragraph">
      <loext:graphic-properties draw:fill="solid" draw:fill-color="#b4c7dc"/>
      <style:paragraph-properties fo:text-align="center"/>
      <style:text-properties fo:font-size="12pt" style:font-size-asian="14pt" style:font-size-complex="14pt"/>
    </style:style>
    <style:style style:name="P3" style:family="paragraph">
      <loext:graphic-properties draw:fill="solid" draw:fill-color="#afd095"/>
      <style:paragraph-properties fo:text-align="center"/>
      <style:text-properties fo:font-size="12pt" style:font-size-asian="14pt" style:font-size-complex="14pt"/>
    </style:style>
    <style:style style:name="P4" style:family="paragraph">
      <loext:graphic-properties draw:fill="solid" draw:fill-color="#ffb66c"/>
      <style:paragraph-properties fo:text-align="center"/>
      <style:text-properties fo:font-size="12pt" style:font-size-asian="14pt" style:font-size-complex="14pt"/>
    </style:style>
    <style:style style:name="P5" style:family="paragraph">
      <loext:graphic-properties draw:fill="solid" draw:fill-color="#000000"/>
      <style:paragraph-properties fo:text-align="center"/>
      <style:text-properties fo:font-size="12pt" style:font-size-asian="14pt" style:font-size-complex="14pt"/>
    </style:style>
    <style:style style:name="P6" style:family="paragraph">
      <style:paragraph-properties fo:text-align="center"/>
      <style:text-properties fo:font-size="12pt" style:font-size-asian="12pt" style:font-size-complex="12pt"/>
    </style:style>
    <style:style style:name="P7" style:family="paragraph">
      <loext:graphic-properties draw:fill="solid" draw:fill-color="#b4c7dc"/>
      <style:paragraph-properties fo:text-align="center"/>
      <style:text-properties fo:font-size="12pt" style:font-size-asian="12pt" style:font-size-complex="12pt"/>
    </style:style>
    <style:style style:name="P8" style:family="paragraph">
      <loext:graphic-properties draw:fill="solid" draw:fill-color="#ffb66c"/>
      <style:paragraph-properties fo:text-align="center"/>
      <style:text-properties fo:font-size="12pt" style:font-size-asian="12pt" style:font-size-complex="12pt"/>
    </style:style>
    <style:style style:name="P9" style:family="paragraph">
      <loext:graphic-properties draw:fill="solid" draw:fill-color="#780373"/>
      <style:paragraph-properties fo:text-align="center"/>
      <style:text-properties fo:font-size="12pt" style:font-size-asian="14pt" style:font-size-complex="14pt"/>
    </style:style>
    <style:style style:name="P10" style:family="paragraph">
      <loext:graphic-properties draw:fill="solid" draw:fill-color="#f7d1d5"/>
      <style:paragraph-properties fo:text-align="center"/>
    </style:style>
    <style:style style:name="P11" style:family="paragraph">
      <loext:graphic-properties draw:fill="solid" draw:fill-color="#b4c7dc"/>
      <style:paragraph-properties fo:text-align="center"/>
    </style:style>
    <style:style style:name="P12" style:family="paragraph">
      <loext:graphic-properties draw:fill="solid" draw:fill-color="#e8a202"/>
      <style:paragraph-properties fo:text-align="center"/>
    </style:style>
    <style:style style:name="P13" style:family="paragraph">
      <loext:graphic-properties draw:fill="solid" draw:fill-color="#ffb66c"/>
      <style:paragraph-properties fo:text-align="center"/>
    </style:style>
    <style:style style:name="P14" style:family="paragraph">
      <style:paragraph-properties fo:text-align="center"/>
      <style:text-properties fo:color="#000000" fo:font-weight="bold" fo:background-color="transparent" style:font-weight-asian="bold" style:font-weight-complex="bold"/>
    </style:style>
    <style:style style:name="P15" style:family="paragraph">
      <loext:graphic-properties draw:fill="none" draw:fill-color="#ffffff"/>
      <style:paragraph-properties fo:text-align="center"/>
      <style:text-properties fo:color="#000000" fo:font-weight="bold" fo:background-color="transparent" style:font-weight-asian="bold" style:font-weight-complex="bold"/>
    </style:style>
    <style:style style:name="T1" style:family="text">
      <style:text-properties style:font-size-asian="14pt" style:font-size-complex="14pt"/>
    </style:style>
    <style:style style:name="T2" style:family="text">
      <style:text-properties style:font-size-asian="12pt" style:font-size-complex="12pt"/>
    </style:style>
    <style:style style:name="T3" style:family="text">
      <style:text-properties fo:color="#000000" fo:font-size="26pt" fo:font-weight="bold" fo:background-color="transparent" style:font-size-asian="26pt" style:font-weight-asian="bold" style:font-size-complex="26pt" style:font-weight-complex="bold"/>
    </style:style>
    <style:style style:name="T4" style:family="text">
      <style:text-properties fo:color="#000000" fo:font-weight="bold" fo:background-color="transparent"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xml:id="id1" draw:id="id1" draw:layer="layout" svg:width="4.9cm" svg:height="1.9cm" svg:x="4.197cm" svg:y="7.1cm">
          <text:p text:style-name="P1"><text:span text:style-name="T1">_HashGenerat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9" draw:id="id9" draw:layer="layout" svg:width="5cm" svg:height="1.9cm" svg:x="18.097cm" svg:y="7.1cm">
          <text:p text:style-name="P1"><text:span text:style-name="T1">_Field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5" draw:id="id5">
          <draw:path draw:style-name="gr3" draw:text-style-name="P4" draw:layer="layout" svg:width="5cm" svg:height="1.9cm" svg:x="32.097cm" svg:y="7.1cm" svg:viewBox="0 0 5001 1901" svg:d="M316 0h1c-7 0-14 0-21 1-7 0-14 1-21 2-6 1-13 2-20 3-7 2-13 3-20 5s-13 4-20 6c-6 2-13 5-19 7-7 3-13 6-19 9s-12 6-19 9c-5 4-11 8-17 11-6 4-11 8-17 13-5 4-11 8-16 13-5 4-10 9-15 14s-10 10-14 15c-5 5-9 11-13 16-5 6-9 11-13 17-3 6-7 12-11 17-3 7-6 13-9 19s-6 12-9 19c-2 6-5 13-7 19-2 7-4 13-6 20s-3 13-5 20c-1 7-2 14-3 20-1 7-2 14-2 21-1 7-1 14-1 21 0 422 0 845 0 1267 0 7 0 14 1 21 0 7 1 14 2 21 1 6 2 13 3 20 2 7 3 13 5 20s4 13 6 20c2 6 5 13 7 19 3 7 6 13 9 19s6 12 9 19c4 5 8 11 11 17 4 6 8 11 13 17 4 5 8 11 13 16 4 5 9 10 14 15s10 10 15 14c5 5 11 9 16 13 6 5 11 9 17 13 6 3 12 7 17 11 7 3 13 6 19 9s12 6 19 9c6 2 13 5 19 7 7 2 13 4 20 6s13 3 20 5c7 1 14 2 20 3 7 1 14 2 21 2 7 1 14 1 21 1 1456 0 2911 0 4367 0 7 0 14 0 21-1 7 0 14-1 21-2 6-1 13-2 20-3 7-2 13-3 20-5s13-4 20-6c6-2 13-5 19-7 7-3 13-6 19-9s12-6 19-9c5-4 11-8 17-11 6-4 11-8 17-13 5-4 11-8 16-13 5-4 10-9 15-14s10-10 14-15c5-5 9-11 13-16 5-6 9-11 13-17 3-6 7-12 11-17 3-7 6-13 9-19s6-12 9-19c2-6 5-13 7-19 2-7 4-13 6-20s3-13 5-20c1-7 2-14 3-20 1-7 2-14 2-21 1-7 1-14 1-21 0-423 0-845 0-1268v1c0-7 0-14-1-21 0-7-1-14-2-21-1-6-2-13-3-20-2-7-3-13-5-20s-4-13-6-20c-2-6-5-13-7-19-3-7-6-13-9-19s-6-12-9-19c-4-5-8-11-11-17-4-6-8-11-13-17-4-5-8-11-13-16-4-5-9-10-14-15s-10-10-15-14c-5-5-11-9-16-13-6-5-11-9-17-13-6-3-12-7-17-11-7-3-13-6-19-9s-12-6-19-9c-6-2-13-5-19-7-7-2-13-4-20-6s-13-3-20-5c-7-1-14-2-20-3-7-1-14-2-21-2-7-1-14-1-21-1-1456 0-2912 0-4368 0z">
            <text:p/>
          </draw:path>
          <draw:polygon draw:style-name="gr4" draw:text-style-name="P5" draw:layer="layout" svg:width="0.245cm" svg:height="0.026cm" svg:x="33.282cm" svg:y="8.255cm" svg:viewBox="0 0 246 27" draw:points="0,27 0,0 246,0 246,27">
            <text:p/>
          </draw:polygon>
          <draw:polygon draw:style-name="gr4" draw:text-style-name="P5" draw:layer="layout" svg:width="0.235cm" svg:height="0.291cm" svg:x="33.56cm" svg:y="7.907cm" svg:viewBox="0 0 236 292" draw:points="197,292 197,157 39,157 39,292 0,292 0,0 39,0 39,123 197,123 197,0 236,0 236,292">
            <text:p/>
          </draw:polygon>
          <draw:path draw:style-name="gr4" draw:text-style-name="P5" draw:layer="layout" svg:width="0.199cm" svg:height="0.231cm" svg:x="33.848cm" svg:y="7.97cm" svg:viewBox="0 0 200 232" svg:d="M200 116l-1 14-1 13-2 13-3 11-3 10-2 5-3 5-2 4-3 5-3 4-3 3-3 4-4 3-4 3-3 3-5 2-4 3-4 2-5 2-5 1-4 2-11 2-11 2h-12-12l-11-2-5-1-5-1-5-2-5-1-5-2-4-3-4-2-4-3-4-3-3-3-4-3-3-4-3-4-3-4-3-4-2-4-4-10-4-10-2-12-2-12-2-13v-13-14l2-13 2-13 2-11 4-10 4-10 5-8 6-8 7-7 7-6 8-5 9-4 10-3 11-2 11-2h12 13l11 2 11 2 5 1 5 2 4 2 5 2 4 2 4 3 4 3 3 3 3 3 4 3 2 4 3 4 3 4 2 4 2 5 2 5 4 10 2 12 2 12 1 13zM161 116l-1-11v-11l-1-9-2-9-2-8-2-7-1-4-2-3-1-3-2-2-2-3-2-2-2-3-2-2-2-2-3-1-3-2-2-1-3-1-4-2h-3l-3-1-7-1h-8-8l-7 1-4 1-3 1-3 1-3 1-3 1-3 2-3 2-2 2-2 2-2 2-3 2-1 3-2 3-2 3-1 3-2 3-2 7-2 8-2 9-1 10-1 10v11 11l1 10 1 9 2 9 2 7 2 8 3 6 2 3 1 3 2 3 2 2 2 3 3 2 2 2 2 2 3 1 3 2 3 1 3 1 3 1 3 1 4 1h3 8 8l7-1 4-1 3-1 3-1 3-1 3-1 3-2 2-2 3-2 2-2 2-2 2-2 2-3 2-3 2-3 1-3 2-3 2-8 2-8 2-8 1-10v-10z">
            <text:p/>
          </draw:path>
          <draw:polygon draw:style-name="gr4" draw:text-style-name="P5" draw:layer="layout" svg:width="0.036cm" svg:height="0.306cm" svg:x="34.096cm" svg:y="7.891cm" svg:viewBox="0 0 37 307" draw:points="0,307 0,0 37,0 37,307">
            <text:p/>
          </draw:polygon>
          <draw:path draw:style-name="gr4" draw:text-style-name="P5" draw:layer="layout" svg:width="0.189cm" svg:height="0.31cm" svg:x="34.178cm" svg:y="7.891cm" svg:viewBox="0 0 190 311" svg:d="M152 271l-3 5-3 5-3 4-3 4-4 4-3 3-4 3-5 3-4 2-5 2-4 1-6 2-5 1h-6l-6 1h-6-10l-5-1-5-1-4-1-4-1-5-1-4-2-3-2-4-2-3-2-4-3-3-3-3-3-2-3-3-4-2-3-3-4-2-4-2-5-3-9-3-10-2-12-2-12-1-13v-14l1-27 2-13 2-11 3-11 4-9 4-9 5-8 5-7 6-6 7-5 7-4 8-3 9-2 9-2h10 6l6 1h6l5 1 6 2 5 1 4 2 5 2 4 3 4 3 3 3 4 3 3 4 3 4 3 5 3 5v-25-93h37v261 29l1 10v7h-35v-1l-1-1v-4l-1-9v-21zM39 195v11l1 11 1 9 1 9 2 8 2 7 3 6 1 3 1 3 2 2 2 3 2 2 2 2 2 2 2 1 2 2 3 1 2 1 3 1 3 1 3 1 3 1h3 7 7l4-1h3l4-1 3-1 3-1 3-1 3-2 2-1 3-2 2-2 3-2 2-3 2-2 2-3 1-3 2-3 3-6 2-8 2-8 2-9 1-9 1-11v-11-10l-1-10-1-10-2-8-2-8-2-7-2-3-1-3-2-3-1-3-2-2-2-3-2-2-3-2-2-2-3-1-2-2-3-1-3-2-3-1h-3l-3-1-4-1h-3-8-7-3l-3 1-3 1h-3l-2 1-3 2-3 1-2 2-2 1-2 2-2 2-2 2-2 3-1 2-2 3-1 3-3 6-2 8-2 8-1 8-1 10-1 11z">
            <text:p/>
          </draw:path>
          <draw:path draw:style-name="gr4" draw:text-style-name="P5" draw:layer="layout" svg:width="0.197cm" svg:height="0.231cm" svg:x="34.415cm" svg:y="7.97cm" svg:viewBox="0 0 198 232" svg:d="M39 124v9l1 9 1 8 2 8 2 7 3 7 2 3 1 3 2 3 2 2 2 3 2 2 2 2 3 2 2 2 3 2 3 1 3 2 2 1 4 1 3 1 3 1h3l4 1h7 6l6-1h5l5-1 5-2 4-1 4-2 4-3 4-2 3-3 3-3 2-3 3-3 2-3 1-4 2-3 33 9-3 6-3 6-4 6-4 5-4 5-5 4-5 4-5 4-6 3-6 3-7 2-7 2-8 1-8 1-8 1h-9-12l-11-2-10-2-5-2-5-1-5-2-4-3-5-2-4-3-4-3-3-3-4-3-3-4-3-3-3-4-3-5-2-4-3-5-2-5-4-10-2-12-2-12-2-13v-14-14l2-13 2-11 2-11 4-11 2-4 3-5 2-4 3-5 3-4 3-3 3-4 4-3 3-3 4-3 4-3 4-2 5-3 4-2 5-1 5-2 10-2 11-2h12 12l11 2 10 2 10 3 9 5 8 5 7 6 7 7 6 8 5 8 4 10 3 11 3 12 2 12 1 14v14 5zM160 95l-1-8-1-8-2-7-2-7-2-6-3-6-2-2-1-3-2-2-2-2-2-2-2-2-2-2-2-1-2-2-3-1-2-1-3-1-3-1-3-1-6-1-6-1h-7-6l-6 1h-3l-3 1-3 1-3 1-3 1-2 2-3 1-2 2-2 1-2 2-2 2-3 3-1 2-2 2-4 6-2 5-3 6-2 7-1 6-1 8-1 7z">
            <text:p/>
          </draw:path>
          <draw:polygon draw:style-name="gr4" draw:text-style-name="P5" draw:layer="layout" svg:width="0.105cm" svg:height="0.227cm" svg:x="34.663cm" svg:y="7.97cm" svg:viewBox="0 0 106 228" draw:points="1,228 1,56 0,4 35,4 37,50 38,50 40,43 42,37 45,31 47,26 50,21 52,17 55,13 57,12 58,11 60,9 61,8 63,7 64,6 66,5 68,4 72,3 76,1 81,1 86,0 91,0 93,0 94,0 96,0 98,1 100,1 102,1 106,2 106,36 104,36 102,35 99,35 97,35 92,34 86,34 83,34 80,34 78,35 75,35 73,36 70,37 68,38 66,39 63,40 61,42 59,44 57,45 56,47 54,49 52,52 51,54 48,59 45,65 43,72 41,78 40,86 39,94 39,102 38,111 38,228">
            <text:p/>
          </draw:polygon>
          <draw:polygon draw:style-name="gr4" draw:text-style-name="P5" draw:layer="layout" svg:width="0.235cm" svg:height="0.291cm" svg:x="34.809cm" svg:y="7.907cm" svg:viewBox="0 0 236 292" draw:points="189,292 33,43 34,63 35,98 35,292 0,292 0,0 46,0 203,250 201,215 201,202 201,191 201,0 236,0 236,292">
            <text:p/>
          </draw:polygon>
          <draw:path draw:style-name="gr4" draw:text-style-name="P5" draw:layer="layout" svg:width="0.216cm" svg:height="0.231cm" svg:x="35.097cm" svg:y="7.97cm" svg:viewBox="0 0 217 232" svg:d="M68 232h-9l-7-1-7-2-7-1-3-2-3-1-3-1-3-2-2-2-3-2-2-2-2-2-2-2-2-2-2-3-1-3-2-2-1-3-2-3-1-3-2-6-1-7-1-7v-8-8l1-8 1-4 1-3 1-4 2-3 1-4 2-3 2-3 2-3 2-2 2-3 3-3 3-2 3-2 3-2 3-2 4-2 8-3 9-3 9-2 11-2 11-1 12-1 51-1v-12l-1-6v-6l-1-6-1-5-1-3-1-2-1-2-1-2-1-2-1-2-2-1-1-2-1-1-2-2-2-1-2-1-1-1-2-1-3-1-2-1-5-1-5-1h-5l-6-1h-6l-6 1-5 1h-5l-4 2-4 1-2 1-2 1-1 1-2 1-1 1-1 1-2 1-1 2-1 1-1 2-1 1-1 2-1 3-2 4-1 4v5l-39-4 1-7 2-7 3-6 3-6 4-5 4-5 5-5 5-4 6-3 6-4 7-2 8-2 8-2 9-1 9-1h10 10l9 1 9 2 8 2 8 3 4 1 3 2 3 2 3 2 3 2 3 2 3 3 2 2 2 3 2 3 2 3 2 3 2 4 1 3 1 4 1 3 2 8 1 8v9 97 4l1 3v4 3l1 3 1 3 1 2 1 3v1l1 1 1 1 1 1 1 1h1l1 1h1l1 1h1 1l2 1h1 3 1 2 3l3-1 3-1v24l-7 1-7 1-7 1h-7-5l-5-1-4-1h-2l-2-1h-2l-2-1-2-1-1-1-2-1-1-1-1-2-1-1-2-1-1-2-1-1-1-2-1-4-2-4-1-4-1-5-1-5v-6h-1l-4 6-4 6-4 5-4 5-4 4-4 4-5 3-5 3-4 3-5 2-6 2-5 1-6 1-6 1-7 1zM76 204h5l5-1h5l4-1 5-2 4-1 4-2 4-2 4-3 4-2 3-3 4-3 3-4 2-3 3-4 2-4 3-4 1-4 2-4 1-4 1-4 1-5v-4l1-4v-19l-41 1-12 1h-6l-5 1-5 1h-4l-4 1-4 2-3 1-3 1-3 2-3 2-2 2-3 2-2 2-2 3-1 3-2 3-1 3-1 3-1 3v4l-1 4v4 4l1 5 1 4 1 3v2l1 2 1 1 1 2 1 1 1 2 1 1 1 1 1 1 2 1 1 2h1l2 1 2 1 1 1 2 1 4 1h3l5 1z">
            <text:p/>
          </draw:path>
          <draw:polygon draw:style-name="gr4" draw:text-style-name="P5" draw:layer="layout" svg:width="0.295cm" svg:height="0.227cm" svg:x="35.345cm" svg:y="7.97cm" svg:viewBox="0 0 296 228" draw:points="131,228 131,86 130,78 130,71 129,65 128,59 127,53 126,49 125,47 124,45 123,43 122,41 120,40 119,38 118,37 116,36 115,35 113,34 111,33 109,32 107,31 105,30 100,30 95,29 90,29 87,29 84,29 81,29 78,30 76,31 73,31 71,32 68,33 66,35 64,36 62,37 60,39 58,41 56,43 54,45 52,47 50,49 49,52 47,54 46,57 44,63 42,69 40,76 39,83 38,90 38,98 38,228 1,228 1,52 1,20 1,10 0,7 0,4 35,4 35,4 35,5 35,6 36,10 36,20 37,42 37,42 40,37 44,31 47,27 50,22 54,18 57,15 61,12 65,9 69,7 73,5 77,4 82,2 87,1 92,1 97,0 103,0 109,0 115,1 120,1 125,3 130,4 135,6 139,8 143,10 145,11 146,13 148,14 150,16 153,19 155,23 158,27 160,32 162,37 163,42 164,42 167,37 170,32 173,27 177,23 180,19 184,16 188,13 192,10 196,8 201,6 205,4 210,2 215,1 220,1 226,0 232,0 240,0 248,1 255,3 258,4 261,5 264,6 267,7 270,9 272,10 275,12 277,14 279,16 281,18 283,21 285,23 286,26 288,29 289,32 290,36 293,43 294,51 295,59 296,69 296,79 296,228 260,228 260,86 259,78 259,71 258,65 257,59 256,53 255,49 254,47 253,45 252,43 251,41 250,40 248,38 247,37 245,36 244,35 242,34 240,33 238,32 236,31 234,30 229,30 224,29 219,29 213,29 210,29 207,30 205,31 202,31 199,32 197,33 195,34 192,36 190,37 188,39 186,41 184,43 183,45 181,47 179,49 178,52 175,57 173,63 171,69 169,75 168,83 168,90 167,98 167,228">
            <text:p/>
          </draw:polygon>
          <draw:path draw:style-name="gr4" draw:text-style-name="P5" draw:layer="layout" svg:width="0.197cm" svg:height="0.231cm" svg:x="35.685cm" svg:y="7.97cm" svg:viewBox="0 0 198 232" svg:d="M39 124v9l1 9 1 8 2 8 2 7 3 7 2 3 1 3 2 3 2 2 2 3 2 2 2 2 3 2 2 2 3 2 3 1 3 2 2 1 4 1 3 1 3 1h3l4 1h7 6l6-1h5l5-1 5-2 4-1 4-2 4-3 4-2 3-3 3-3 2-3 3-3 2-3 1-4 2-3 33 9-3 6-3 6-4 6-4 5-4 5-5 4-5 4-5 4-6 3-6 3-7 2-7 2-8 1-8 1-8 1h-9-12l-11-2-10-2-5-2-5-1-5-2-4-3-5-2-4-3-4-3-3-3-4-3-3-4-3-3-3-4-3-5-2-4-3-5-2-5-4-10-2-12-2-12-2-13v-14-14l2-13 2-11 2-11 4-11 2-4 3-5 2-4 3-5 3-4 3-3 3-4 4-3 3-3 4-3 4-3 4-2 5-3 4-2 5-1 5-2 10-2 11-2h12 12l11 2 10 2 10 3 9 5 8 5 7 6 7 7 6 8 5 8 4 10 3 11 3 12 2 12 1 14v14 5zM160 95l-1-8-1-8-2-7-2-7-2-6-3-6-2-2-1-3-2-2-2-2-2-2-2-2-2-2-2-1-2-2-3-1-2-1-3-1-3-1-3-1-6-1-6-1h-7-6l-6 1h-3l-3 1-3 1-3 1-3 1-2 2-3 1-2 2-2 1-2 2-2 2-3 3-1 2-2 2-4 6-2 5-3 6-2 7-1 6-1 8-1 7z">
            <text:p/>
          </draw:path>
        </draw:g>
        <draw:custom-shape draw:style-name="gr5" draw:text-style-name="P7" xml:id="id2" draw:id="id2" draw:layer="layout" svg:width="4cm" svg:height="1.9cm" svg:x="0.997cm" svg:y="13.1cm">
          <text:p text:style-name="P6"><text:span text:style-name="T2">_TD3HashGenerat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8" draw:id="id8" draw:layer="layout" svg:width="4cm" svg:height="1.9cm" svg:x="8.197cm" svg:y="13.1cm">
          <text:p text:style-name="P6"><text:span text:style-name="T2">_TD3HolderNam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3" draw:id="id3" draw:layer="layout" svg:width="4cm" svg:height="1.9cm" svg:x="15.097cm" svg:y="13.1cm">
          <text:p text:style-name="P6"><text:span text:style-name="T2">_TD2HashGenerat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6" draw:id="id6" draw:layer="layout" svg:width="4cm" svg:height="1.9cm" svg:x="22.197cm" svg:y="13cm">
          <text:p text:style-name="P6"><text:span text:style-name="T2">_TD2HolderNam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4" draw:id="id4" draw:layer="layout" svg:width="4cm" svg:height="1.9cm" svg:x="29.097cm" svg:y="13.1cm">
          <text:p text:style-name="P6"><text:span text:style-name="T2">_TD1HashGenerat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7" draw:id="id7" draw:layer="layout" svg:width="4cm" svg:height="1.9cm" svg:x="36.097cm" svg:y="13.1cm">
          <text:p text:style-name="P6"><text:span text:style-name="T2">_TD1HolderNam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10" draw:id="id10" draw:layer="layout" svg:width="4.9cm" svg:height="1.9cm" svg:x="4.197cm" svg:y="19.135cm">
          <text:p text:style-name="P1"><text:span text:style-name="T1">TD3CodeGenerat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12" draw:id="id12" draw:layer="layout" svg:width="5cm" svg:height="1.9cm" svg:x="18.097cm" svg:y="19.1cm">
          <text:p text:style-name="P1"><text:span text:style-name="T1">TD2CodeGenerat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5cm" svg:height="1.9cm" svg:x="32.097cm" svg:y="19.1cm">
          <text:p text:style-name="P1"><text:span text:style-name="T1">TD1CodeGenerat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11" draw:id="id11" draw:layer="layout" svg:width="4.9cm" svg:height="1.9cm" svg:x="4.197cm" svg:y="25.1cm">
          <text:p text:style-name="P1"><text:span text:style-name="T1">M</text:span><text:span text:style-name="T1">R</text:span><text:span text:style-name="T1">V</text:span><text:span text:style-name="T1">A</text:span><text:span text:style-name="T1">C</text:span><text:span text:style-name="T1">o</text:span><text:span text:style-name="T1">d</text:span><text:span text:style-name="T1">e</text:span><text:span text:style-name="T1">G</text:span><text:span text:style-name="T1">e</text:span><text:span text:style-name="T1">n</text:span><text:span text:style-name="T1">e</text:span><text:span text:style-name="T1">r</text:span><text:span text:style-name="T1">a</text:span><text:span text:style-name="T1">t</text:span><text:span text:style-name="T1">o</text:span><text:span text:style-name="T1">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13" draw:id="id13" draw:layer="layout" svg:width="5cm" svg:height="1.9cm" svg:x="18.097cm" svg:y="25.1cm">
          <text:p text:style-name="P1"><text:span text:style-name="T1">M</text:span><text:span text:style-name="T1">R</text:span><text:span text:style-name="T1">V</text:span><text:span text:style-name="T1">B</text:span><text:span text:style-name="T1">C</text:span><text:span text:style-name="T1">o</text:span><text:span text:style-name="T1">d</text:span><text:span text:style-name="T1">e</text:span><text:span text:style-name="T1">G</text:span><text:span text:style-name="T1">e</text:span><text:span text:style-name="T1">n</text:span><text:span text:style-name="T1">e</text:span><text:span text:style-name="T1">r</text:span><text:span text:style-name="T1">a</text:span><text:span text:style-name="T1">t</text:span><text:span text:style-name="T1">o</text:span><text:span text:style-name="T1">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0" draw:layer="layout" svg:x1="6.647cm" svg:y1="9cm" svg:x2="2.997cm" svg:y2="13.1cm" draw:start-shape="id1" draw:end-shape="id2" draw:end-glue-point="0" svg:d="M6647 9000v2051h-3650v2049" svg:viewBox="0 0 3651 4101">
          <text:p/>
        </draw:connector>
        <draw:connector draw:style-name="gr10" draw:text-style-name="P11" draw:layer="layout" svg:x1="6.647cm" svg:y1="9cm" svg:x2="17.097cm" svg:y2="13.1cm" draw:start-shape="id1" draw:start-glue-point="2" draw:end-shape="id3" draw:end-glue-point="0" svg:d="M6647 9000v2051h10450v2049" svg:viewBox="0 0 10451 4101">
          <text:p/>
        </draw:connector>
        <draw:connector draw:style-name="gr10" draw:text-style-name="P11" draw:layer="layout" svg:x1="6.647cm" svg:y1="9cm" svg:x2="31.097cm" svg:y2="13.1cm" draw:start-shape="id1" draw:start-glue-point="2" draw:end-shape="id4" draw:end-glue-point="0" svg:d="M6647 9000v2051h24450v2049" svg:viewBox="0 0 24451 4101">
          <text:p/>
        </draw:connector>
        <draw:connector draw:style-name="gr11" draw:text-style-name="P12" draw:layer="layout" draw:line-skew="-0.901cm" svg:x1="34.597cm" svg:y1="9.001cm" svg:x2="24.197cm" svg:y2="13cm" draw:start-shape="id5" draw:start-glue-point="2" draw:end-shape="id6" draw:end-glue-point="0" svg:d="M34597 9001v1099h-10400v2900" svg:viewBox="0 0 10401 4000">
          <text:p/>
        </draw:connector>
        <draw:connector draw:style-name="gr12" draw:text-style-name="P13" draw:layer="layout" draw:line-skew="-0.951cm" svg:x1="34.597cm" svg:y1="9.001cm" svg:x2="38.097cm" svg:y2="13.1cm" draw:start-shape="id5" draw:end-shape="id7" draw:end-glue-point="0" svg:d="M34597 9001v1099h3500v3000" svg:viewBox="0 0 3501 4100">
          <text:p/>
        </draw:connector>
        <draw:connector draw:style-name="gr12" draw:text-style-name="P13" draw:layer="layout" draw:line-skew="-0.951cm" svg:x1="34.597cm" svg:y1="9.001cm" svg:x2="10.197cm" svg:y2="13.1cm" draw:start-shape="id5" draw:start-glue-point="2" draw:end-shape="id8" draw:end-glue-point="0" svg:d="M34597 9001v1099h-24400v3000" svg:viewBox="0 0 24401 4100">
          <text:p/>
        </draw:connector>
        <draw:connector draw:style-name="gr13" draw:text-style-name="P13" draw:layer="layout" svg:x1="20.597cm" svg:y1="9cm" svg:x2="20.583cm" svg:y2="18.781cm" draw:start-shape="id9" draw:start-glue-point="2" svg:d="M20597 9000v5142h-14v4639" svg:viewBox="0 0 15 9782">
          <text:p/>
        </draw:connector>
        <draw:connector draw:style-name="gr13" draw:text-style-name="P13" draw:layer="layout" draw:line-skew="2.974cm" svg:x1="20.597cm" svg:y1="9cm" svg:x2="34.554cm" svg:y2="18.749cm" draw:start-shape="id9" draw:start-glue-point="2" svg:d="M20597 9000v8100h13957v1649" svg:viewBox="0 0 13958 9750">
          <text:p/>
        </draw:connector>
        <draw:connector draw:style-name="gr13" draw:text-style-name="P13" draw:layer="layout" draw:line-skew="2.942cm" svg:x1="20.597cm" svg:y1="9cm" svg:x2="6.515cm" svg:y2="18.814cm" draw:start-shape="id9" draw:start-glue-point="2" svg:d="M20597 9000v8100h-14082v1714" svg:viewBox="0 0 14083 9815">
          <text:p/>
        </draw:connector>
        <draw:connector draw:style-name="gr14" draw:text-style-name="P13" draw:layer="layout" draw:line-skew="-0.942cm" svg:x1="2.997cm" svg:y1="15cm" svg:x2="5.546cm" svg:y2="18.781cm" draw:start-shape="id2" draw:start-glue-point="2" svg:d="M2997 15000v1200h2549v2581" svg:viewBox="0 0 2550 3782">
          <text:p/>
        </draw:connector>
        <draw:connector draw:style-name="gr15" draw:text-style-name="P13" draw:layer="layout" draw:line-skew="-0.958cm" svg:x1="10.197cm" svg:y1="15cm" svg:x2="7.482cm" svg:y2="18.814cm" draw:start-shape="id8" draw:start-glue-point="2" svg:d="M10197 15000v1200h-2715v2614" svg:viewBox="0 0 2716 3815">
          <text:p/>
        </draw:connector>
        <draw:connector draw:style-name="gr15" draw:text-style-name="P13" draw:layer="layout" draw:line-skew="-0.992cm" svg:x1="24.197cm" svg:y1="14.9cm" svg:x2="21.615cm" svg:y2="18.781cm" draw:start-shape="id6" draw:start-glue-point="2" svg:d="M24197 14900v1200h-2582v2681" svg:viewBox="0 0 2583 3882">
          <text:p/>
        </draw:connector>
        <draw:connector draw:style-name="gr15" draw:text-style-name="P13" draw:layer="layout" draw:line-skew="-0.8cm" svg:x1="38.279cm" svg:y1="15.019cm" svg:x2="35.618cm" svg:y2="18.781cm" svg:d="M38279 15019v1081h-2661v2681" svg:viewBox="0 0 2662 3763">
          <text:p/>
        </draw:connector>
        <draw:connector draw:style-name="gr14" draw:text-style-name="P13" draw:layer="layout" draw:line-skew="-0.789cm" svg:x1="17.1cm" svg:y1="14.963cm" svg:x2="19.582cm" svg:y2="18.814cm" svg:d="M17100 14963v1137h2482v2714" svg:viewBox="0 0 2483 3852">
          <text:p/>
        </draw:connector>
        <draw:connector draw:style-name="gr14" draw:text-style-name="P13" draw:layer="layout" draw:line-skew="-0.756cm" svg:x1="31.197cm" svg:y1="14.963cm" svg:x2="33.779cm" svg:y2="18.749cm" svg:d="M31197 14963v1137h2582v2649" svg:viewBox="0 0 2583 3787">
          <text:p/>
        </draw:connector>
        <draw:connector draw:style-name="gr16" draw:text-style-name="P13" draw:layer="layout" svg:x1="6.647cm" svg:y1="21.035cm" svg:x2="6.647cm" svg:y2="25.1cm" draw:start-shape="id10" draw:start-glue-point="2" draw:end-shape="id11" draw:end-glue-point="0" svg:d="M6647 21035v4065" svg:viewBox="0 0 1 4066">
          <text:p/>
        </draw:connector>
        <draw:connector draw:style-name="gr16" draw:text-style-name="P13" draw:layer="layout" svg:x1="20.597cm" svg:y1="21cm" svg:x2="20.597cm" svg:y2="25.1cm" draw:start-shape="id12" draw:start-glue-point="2" draw:end-shape="id13" draw:end-glue-point="0" svg:d="M20597 21000v4100" svg:viewBox="0 0 1 4101">
          <text:p/>
        </draw:connector>
        <draw:frame draw:style-name="gr17" draw:text-style-name="P15" draw:layer="layout" svg:width="32.9cm" svg:height="3.409cm" svg:x="4.397cm" svg:y="2cm">
          <draw:text-box>
            <text:p text:style-name="P14"><text:span text:style-name="T3">M</text:span><text:span text:style-name="T3">R</text:span><text:span text:style-name="T3">Z</text:span><text:span text:style-name="T3"> </text:span><text:span text:style-name="T3">G</text:span><text:span text:style-name="T3">E</text:span><text:span text:style-name="T3">N</text:span><text:span text:style-name="T3">E</text:span><text:span text:style-name="T3">R</text:span><text:span text:style-name="T3">A</text:span><text:span text:style-name="T3">T</text:span><text:span text:style-name="T3">O</text:span><text:span text:style-name="T3">R</text:span><text:span text:style-name="T3"> </text:span><text:span text:style-name="T3"><text:s/></text:span></text:p>
            <text:p text:style-name="P14"><text:span text:style-name="T4"/></text:p>
            <text:p text:style-name="P14"><text:span text:style-name="T4"/></text:p>
            <text:p text:style-name="P14"><text:span text:style-name="T4">C</text:span><text:span text:style-name="T4">L</text:span><text:span text:style-name="T4">A</text:span><text:span text:style-name="T4">S</text:span><text:span text:style-name="T4">S</text:span><text:span text:style-name="T4">E</text:span><text:span text:style-name="T4">S</text:span><text:span text:style-name="T4"> </text:span><text:span text:style-name="T4">I</text:span><text:span text:style-name="T4">N</text:span><text:span text:style-name="T4">H</text:span><text:span text:style-name="T4">E</text:span><text:span text:style-name="T4">R</text:span><text:span text:style-name="T4">I</text:span><text:span text:style-name="T4">T</text:span><text:span text:style-name="T4">A</text:span><text:span text:style-name="T4">N</text:span><text:span text:style-name="T4">C</text:span><text:span text:style-name="T4">E</text:span><text:span text:style-name="T4"> </text:span><text:span text:style-name="T4">F</text:span><text:span text:style-name="T4">L</text:span><text:span text:style-name="T4">O</text:span><text:span text:style-name="T4">W</text:span><text:span text:style-name="T4">C</text:span><text:span text:style-name="T4">H</text:span><text:span text:style-name="T4">A</text:span><text:span text:style-name="T4">R</text:span><text:span text:style-name="T4">T</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linear" draw:start-color="#3465a4"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1" svg:stroke-color="#3465a4" draw:fill-gradient-name="Gradient_20_1" draw:fill-hatch-name="Hatching_20_91" draw:fill-image-name="Bitmap_20_1"/>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0.197cm" fo:margin-right="0.409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6T04:53:11.022822512</meta:creation-date>
    <dc:date>2020-08-16T13:22:35.542729633</dc:date>
    <meta:editing-duration>PT22M36S</meta:editing-duration>
    <meta:editing-cycles>4</meta:editing-cycles>
    <meta:generator>LibreOffice/6.4.4.2$Linux_X86_64 LibreOffice_project/40$Build-2</meta:generator>
    <meta:document-statistic meta:object-count="44"/>
  </office:meta>
</office:document-meta>
</file>